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02feb4" officeooo:paragraph-rsid="0002feb4"/>
    </style:style>
    <style:style style:name="P2" style:family="paragraph" style:parent-style-name="Heading_20_3">
      <style:text-properties fo:font-weight="bold" officeooo:paragraph-rsid="0002feb4" style:font-weight-asian="bold" style:font-weight-complex="bold"/>
    </style:style>
    <style:style style:name="P3" style:family="paragraph" style:parent-style-name="Standard">
      <style:text-properties fo:font-weight="bold" officeooo:rsid="0002feb4" officeooo:paragraph-rsid="0002feb4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officeooo:paragraph-rsid="0002feb4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02feb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Encontrar BTC.PY</text:h>
      <text:h text:style-name="Heading_20_3" text:outline-level="3">Estrutura de Diretórios</text:h>
      <text:p text:style-name="Text_20_body"><text:span text:style-name="T1">Projeto</text:span>organiza<text:span text:style-name="T1">do</text:span> em uma estrutura de diretórios para melhor modularização:</text:p>
      <text:p text:style-name="P3">Arduino</text:p>
      <text:p text:style-name="Standard">.</text:p>
      <text:p text:style-name="Standard">├── src</text:p>
      <text:p text:style-name="Standard">│ <text:s text:c="2"/>├── encontrar_bitcoins.py</text:p>
      <text:p text:style-name="Standard">│ <text:s text:c="2"/>├── utils.py</text:p>
      <text:p text:style-name="Standard">│ <text:s text:c="2"/>└── config.py</text:p>
      <text:p text:style-name="Standard">└── main.py</text:p>
      <text:p text:style-name="Standard"/>
      <text:p text:style-name="Standard"><text:span text:style-name="T2">Arquivo </text:span><text:span text:style-name="Source_20_Text"><text:span text:style-name="T2">config.py</text:span></text:span><text:span text:style-name="T2"> </text:span></text:p>
      <text:p text:style-name="Standard"><text:span text:style-name="T2"/></text:p>
      <text:p text:style-name="P4">config = {</text:p>
      <text:p text:style-name="P4"><text:s text:c="4"/>'min': int('1', 16),</text:p>
      <text:p text:style-name="P4"><text:s text:c="4"/>'max': int('FFFFFFFFFFFFFFFFFFFFFFFFFFFFFFFFFFFFFFFFFFFFFFFFFFFFFFFFFFFFFFFF', 16),</text:p>
      <text:p text:style-name="P4"><text:s text:c="4"/>'rand': 0,</text:p>
      <text:p text:style-name="P4"><text:s text:c="4"/>'log_file_path': 'ultima_chave.txt',</text:p>
      <text:p text:style-name="P4"><text:s text:c="4"/>'keys_file_path': 'keys.txt',</text:p>
      <text:p text:style-name="P4">}</text:p>
      <text:p text:style-name="P4"/>
      <text:p text:style-name="P5"><text:span text:style-name="Source_20_Text"><text:span text:style-name="T2"><text:s/>Arquivo utils.py </text:span></text:span><text:span text:style-name="T3"><text:s/></text:span></text:p>
      <text:p text:style-name="P5"><text:span text:style-name="T3"/></text:p>
      <text:p text:style-name="P5"><text:span text:style-name="T3">import os</text:span></text:p>
      <text:p text:style-name="P5"><text:span text:style-name="T3">import binascii</text:span></text:p>
      <text:p text:style-name="P5"><text:span text:style-name="T3">import hashlib</text:span></text:p>
      <text:p text:style-name="P5"><text:span text:style-name="T3">from ecdsa import SigningKey, SECP256k1</text:span></text:p>
      <text:p text:style-name="P5"><text:span text:style-name="T3">import base58</text:span></text:p>
      <text:p text:style-name="P5"><text:span text:style-name="T3"/></text:p>
      <text:p text:style-name="P5"><text:span text:style-name="T3">def generate_public(private_key_hex):</text:span></text:p>
      <text:p text:style-name="P5"><text:span text:style-name="T3"><text:s text:c="4"/>private_key_bytes = binascii.unhexlify(private_key_hex)</text:span></text:p>
      <text:p text:style-name="P5"><text:span text:style-name="T3"><text:s text:c="4"/>signing_key = SigningKey.from_string(private_key_bytes, curve=SECP256k1)</text:span></text:p>
      <text:p text:style-name="P5"><text:span text:style-name="T3"><text:s text:c="4"/>verifying_key = signing_key.verifying_key</text:span></text:p>
      <text:p text:style-name="P5"><text:span text:style-name="T3"><text:s text:c="4"/>public_key_bytes = b'\04' + verifying_key.to_string()</text:span></text:p>
      <text:p text:style-name="P5"><text:span text:style-name="T3"><text:s text:c="4"/>ripemd160 = hashlib.new('ripemd160')</text:span></text:p>
      <text:p text:style-name="P5"><text:span text:style-name="T3"><text:s text:c="4"/>ripemd160.update(hashlib.sha256(public_key_bytes).digest())</text:span></text:p>
      <text:p text:style-name="P5"><text:span text:style-name="T3"><text:s text:c="4"/>public_key_hex = ripemd160.hexdigest()</text:span></text:p>
      <text:p text:style-name="P5"><text:span text:style-name="T3"><text:s text:c="4"/>return public_key_hex</text:span></text:p>
      <text:p text:style-name="P5"><text:span text:style-name="T3"/></text:p>
      <text:p text:style-name="P5"><text:span text:style-name="T3">def generate_wif(private_key_hex):</text:span></text:p>
      <text:p text:style-name="P5"><text:span text:style-name="T3"><text:s text:c="4"/>private_key_bytes = binascii.unhexlify(private_key_hex)</text:span></text:p>
      <text:p text:style-name="P5"><text:span text:style-name="T3"><text:s text:c="4"/>extended_key = b'\x80' + private_key_bytes</text:span></text:p>
      <text:p text:style-name="P5"><text:span text:style-name="T3"><text:s text:c="4"/>sha256_1 = hashlib.sha256(extended_key).digest()</text:span></text:p>
      <text:p text:style-name="P5"><text:span text:style-name="T3"><text:s text:c="4"/>sha256_2 = hashlib.sha256(sha256_1).digest()</text:span></text:p>
      <text:p text:style-name="P5"><text:span text:style-name="T3"><text:s text:c="4"/>checksum = sha256_2[:4]</text:span></text:p>
      <text:p text:style-name="P5"><text:span text:style-name="T3"><text:s text:c="4"/>wif = base58.b58encode(extended_key + checksum).decode('utf-8')</text:span></text:p>
      <text:p text:style-name="P5"><text:span text:style-name="T3"><text:s text:c="4"/>return wif</text:span></text:p>
      <text:p text:style-name="P5"><text:span text:style-name="T3"/></text:p>
      <text:p text:style-name="P5"><text:soft-page-break/><text:span text:style-name="T3">def get_random_bigint(min_val, max_val):</text:span></text:p>
      <text:p text:style-name="P5"><text:span text:style-name="T3"><text:s text:c="4"/>if min_val &gt;= max_val:</text:span></text:p>
      <text:p text:style-name="P5"><text:span text:style-name="T3"><text:s text:c="8"/>raise ValueError('min should be less than max')</text:span></text:p>
      <text:p text:style-name="P5"><text:span text:style-name="T3"><text:s text:c="4"/>range_val = max_val - min_val</text:span></text:p>
      <text:p text:style-name="P5"><text:span text:style-name="T3"><text:s text:c="4"/>random_bytes = os.urandom(32)</text:span></text:p>
      <text:p text:style-name="P5"><text:span text:style-name="T3"><text:s text:c="4"/>random_int = int.from_bytes(random_bytes, byteorder='big') % range_val</text:span></text:p>
      <text:p text:style-name="P5"><text:span text:style-name="T3"><text:s text:c="4"/>return min_val + random_int</text:span></text:p>
      <text:p text:style-name="P5"><text:span text:style-name="T3"/></text:p>
      <text:p text:style-name="P5"><text:span text:style-name="T2">Arquivo </text:span><text:span text:style-name="Source_20_Text"><text:span text:style-name="T2">encontrar_bitcoins.py</text:span></text:span><text:span text:style-name="T3"> </text:span></text:p>
      <text:p text:style-name="P5"><text:span text:style-name="T3"/></text:p>
      <text:p text:style-name="P5"><text:span text:style-name="T3">import time</text:span></text:p>
      <text:p text:style-name="P5"><text:span text:style-name="T3">import os</text:span></text:p>
      <text:p text:style-name="P5"><text:span text:style-name="T3">from utils import generate_public, generate_wif, get_random_bigint</text:span></text:p>
      <text:p text:style-name="P5"><text:span text:style-name="T3">from config import config</text:span></text:p>
      <text:p text:style-name="P5"><text:span text:style-name="T3"/></text:p>
      <text:p text:style-name="P5"><text:span text:style-name="T3">async def encontrar_bitcoins(wallets_set, should_stop):</text:span></text:p>
      <text:p text:style-name="P5"><text:span text:style-name="T3"><text:s text:c="4"/>min_val = config['min']</text:span></text:p>
      <text:p text:style-name="P5"><text:span text:style-name="T3"><text:s text:c="4"/>max_val = config['max']</text:span></text:p>
      <text:p text:style-name="P5"><text:span text:style-name="T3"><text:s text:c="4"/>rand = config['rand']</text:span></text:p>
      <text:p text:style-name="P5"><text:span text:style-name="T3"><text:s text:c="4"/>log_file_path = config['log_file_path']</text:span></text:p>
      <text:p text:style-name="P5"><text:span text:style-name="T3"><text:s text:c="4"/>keys_file_path = config['keys_file_path']</text:span></text:p>
      <text:p text:style-name="P5"><text:span text:style-name="T3"><text:s text:c="4"/></text:span></text:p>
      <text:p text:style-name="P5"><text:span text:style-name="T3"><text:s text:c="4"/>key = get_random_bigint(min_val, max_val)</text:span></text:p>
      <text:p text:style-name="P5"><text:span text:style-name="T3"><text:s text:c="4"/>um = rand or 1</text:span></text:p>
      <text:p text:style-name="P5"><text:span text:style-name="T3"><text:s text:c="4"/>start_time = time.time()</text:span></text:p>
      <text:p text:style-name="P5"><text:span text:style-name="T3"><text:s text:c="4"/>segundos = 0</text:span></text:p>
      <text:p text:style-name="P5"><text:span text:style-name="T3"/></text:p>
      <text:p text:style-name="P5"><text:span text:style-name="T3"><text:s text:c="4"/>print('Buscando Bitcoins...')</text:span></text:p>
      <text:p text:style-name="P5"><text:span text:style-name="T3"/></text:p>
      <text:p text:style-name="P5"><text:span text:style-name="T3"><text:s text:c="4"/>while not should_stop():</text:span></text:p>
      <text:p text:style-name="P5"><text:span text:style-name="T3"><text:s text:c="8"/>key += um</text:span></text:p>
      <text:p text:style-name="P5"><text:span text:style-name="T3"><text:s text:c="8"/>pkey = f"{key:064x}"</text:span></text:p>
      <text:p text:style-name="P5"><text:span text:style-name="T3"/></text:p>
      <text:p text:style-name="P5"><text:span text:style-name="T3"><text:s text:c="8"/>if time.time() - start_time &gt; segundos:</text:span></text:p>
      <text:p text:style-name="P5"><text:span text:style-name="T3"><text:s text:c="12"/>segundos += 1</text:span></text:p>
      <text:p text:style-name="P5"><text:span text:style-name="T3"><text:s text:c="12"/>print(f"{segundos} segundos")</text:span></text:p>
      <text:p text:style-name="P5"><text:span text:style-name="T3"/></text:p>
      <text:p text:style-name="P5"><text:span text:style-name="T3"><text:s text:c="12"/>if segundos % 10 == 0:</text:span></text:p>
      <text:p text:style-name="P5"><text:span text:style-name="T3"><text:s text:c="16"/>tempo = time.time() - start_time</text:span></text:p>
      <text:p text:style-name="P5"><text:span text:style-name="T3"><text:s text:c="16"/>os.system('clear')</text:span></text:p>
      <text:p text:style-name="P5"><text:span text:style-name="T3"><text:s text:c="16"/>print('Resumo:')</text:span></text:p>
      <text:p text:style-name="P5"><text:span text:style-name="T3"><text:s text:c="16"/>print('Última chave tentada:', pkey)</text:span></text:p>
      <text:p text:style-name="P5"><text:span text:style-name="T3"/></text:p>
      <text:p text:style-name="P5"><text:span text:style-name="T3"><text:s text:c="16"/>content = f"Última chave tentada: {pkey}"</text:span></text:p>
      <text:p text:style-name="P5"><text:span text:style-name="T3"><text:s text:c="16"/>try:</text:span></text:p>
      <text:p text:style-name="P5"><text:span text:style-name="T3"><text:s text:c="20"/>with open(log_file_path, 'w') as log_file:</text:span></text:p>
      <text:p text:style-name="P5"><text:span text:style-name="T3"><text:s text:c="24"/>log_file.write(content)</text:span></text:p>
      <text:p text:style-name="P5"><text:span text:style-name="T3"><text:s text:c="16"/>except Exception as e:</text:span></text:p>
      <text:p text:style-name="P5"><text:span text:style-name="T3"><text:s text:c="20"/>print('Erro ao escrever no arquivo:', e)</text:span></text:p>
      <text:p text:style-name="P5"><text:span text:style-name="T3"/></text:p>
      <text:p text:style-name="P5"><text:span text:style-name="T3"><text:s text:c="16"/>key = get_random_bigint(min_val, max_val)</text:span></text:p>
      <text:p text:style-name="P5"><text:span text:style-name="T3"><text:s text:c="16"/>if key &gt;= max_val:</text:span></text:p>
      <text:p text:style-name="P5"><text:soft-page-break/><text:span text:style-name="T3"><text:s text:c="20"/>key = min_val</text:span></text:p>
      <text:p text:style-name="P5"><text:span text:style-name="T3"/></text:p>
      <text:p text:style-name="P5"><text:span text:style-name="T3"><text:s text:c="8"/>public_key = generate_public(pkey)</text:span></text:p>
      <text:p text:style-name="P5"><text:span text:style-name="T3"><text:s text:c="8"/>if public_key in wallets_set:</text:span></text:p>
      <text:p text:style-name="P5"><text:span text:style-name="T3"><text:s text:c="12"/>tempo = time.time() - start_time</text:span></text:p>
      <text:p text:style-name="P5"><text:span text:style-name="T3"><text:s text:c="12"/>print(f'Velocidade: {(key - min_val) / tempo} chaves por segundo')</text:span></text:p>
      <text:p text:style-name="P5"><text:span text:style-name="T3"><text:s text:c="12"/>print(f'Tempo: {tempo} segundos')</text:span></text:p>
      <text:p text:style-name="P5"><text:span text:style-name="T3"><text:s text:c="12"/>print(f'Chave privada: {pkey}')</text:span></text:p>
      <text:p text:style-name="P5"><text:span text:style-name="T3"><text:s text:c="12"/>print(f'WIF: {generate_wif(pkey)}')</text:span></text:p>
      <text:p text:style-name="P5"><text:span text:style-name="T3"/></text:p>
      <text:p text:style-name="P5"><text:span text:style-name="T3"><text:s text:c="12"/>line_to_append = f"Chave privada: {pkey}, WIF: {generate_wif(pkey)}\n"</text:span></text:p>
      <text:p text:style-name="P5"><text:span text:style-name="T3"><text:s text:c="12"/>try:</text:span></text:p>
      <text:p text:style-name="P5"><text:span text:style-name="T3"><text:s text:c="16"/>with open(keys_file_path, 'a') as keys_file:</text:span></text:p>
      <text:p text:style-name="P5"><text:span text:style-name="T3"><text:s text:c="20"/>keys_file.write(line_to_append)</text:span></text:p>
      <text:p text:style-name="P5"><text:span text:style-name="T3"><text:s text:c="16"/>print('Chave escrita no arquivo com sucesso.')</text:span></text:p>
      <text:p text:style-name="P5"><text:span text:style-name="T3"><text:s text:c="12"/>except Exception as e:</text:span></text:p>
      <text:p text:style-name="P5"><text:span text:style-name="T3"><text:s text:c="16"/>print('Erro ao escrever chave em arquivo:', e)</text:span></text:p>
      <text:p text:style-name="P5"><text:span text:style-name="T3"/></text:p>
      <text:p text:style-name="P5"><text:span text:style-name="T3"><text:s text:c="12"/>raise Exception('ACHEI!!!! 🎉🎉🎉🎉🎉')</text:span></text:p>
      <text:p text:style-name="P5"><text:span text:style-name="T3"/></text:p>
      <text:p text:style-name="P5"><text:span text:style-name="T3"><text:s text:c="8"/>await asyncio.sleep(0) <text:s/># Yield control to the event loop</text:span></text:p>
      <text:p text:style-name="P5"><text:span text:style-name="T3"/></text:p>
      <text:p text:style-name="P5"><text:span text:style-name="T2">Arquivo </text:span><text:span text:style-name="Source_20_Text"><text:span text:style-name="T2">main.py</text:span></text:span><text:span text:style-name="T3"> </text:span></text:p>
      <text:p text:style-name="P5"><text:span text:style-name="T3"/></text:p>
      <text:p text:style-name="P5"><text:span text:style-name="T3">import asyncio</text:span></text:p>
      <text:p text:style-name="P5"><text:span text:style-name="T3">import json</text:span></text:p>
      <text:p text:style-name="P5"><text:span text:style-name="T3">from encontrar_bitcoins import encontrar_bitcoins</text:span></text:p>
      <text:p text:style-name="P5"><text:span text:style-name="T3"/></text:p>
      <text:p text:style-name="P5"><text:span text:style-name="T3">def load_wallets(file_path):</text:span></text:p>
      <text:p text:style-name="P5"><text:span text:style-name="T3"><text:s text:c="4"/>with open(file_path, 'r') as file:</text:span></text:p>
      <text:p text:style-name="P5"><text:span text:style-name="T3"><text:s text:c="8"/>wallets = json.load(file)</text:span></text:p>
      <text:p text:style-name="P5"><text:span text:style-name="T3"><text:s text:c="4"/>return set(wallets)</text:span></text:p>
      <text:p text:style-name="P5"><text:span text:style-name="T3"/></text:p>
      <text:p text:style-name="P5"><text:span text:style-name="T3">def should_stop():</text:span></text:p>
      <text:p text:style-name="P5"><text:span text:style-name="T3"><text:s text:c="4"/>return False <text:s/># Pode ser melhorado para atender a uma condição real</text:span></text:p>
      <text:p text:style-name="P5"><text:span text:style-name="T3"/></text:p>
      <text:p text:style-name="P5"><text:span text:style-name="T3">async def main():</text:span></text:p>
      <text:p text:style-name="P5"><text:span text:style-name="T3"><text:s text:c="4"/>wallets_set = load_wallets('wallets.json')</text:span></text:p>
      <text:p text:style-name="P5"><text:span text:style-name="T3"><text:s text:c="4"/>try:</text:span></text:p>
      <text:p text:style-name="P5"><text:span text:style-name="T3"><text:s text:c="8"/>await encontrar_bitcoins(wallets_set, should_stop)</text:span></text:p>
      <text:p text:style-name="P5"><text:span text:style-name="T3"><text:s text:c="4"/>except Exception as e:</text:span></text:p>
      <text:p text:style-name="P5"><text:span text:style-name="T3"><text:s text:c="8"/>print(e)</text:span></text:p>
      <text:p text:style-name="P5"><text:span text:style-name="T3"/></text:p>
      <text:p text:style-name="P5"><text:span text:style-name="T3">if __name__ == "__main__":</text:span></text:p>
      <text:p text:style-name="P5"><text:span text:style-name="T3"><text:s text:c="4"/>asyncio.run(main())</text:span></text:p>
      <text:p text:style-name="P5"><text:span text:style-name="T3"/></text:p>
      <text:p text:style-name="P5"><text:span text:style-name="T3"/></text:p>
      <text:h text:style-name="P2" text:outline-level="3">Explicação das Melhorias e Adições</text:h>
      <text:list text:style-name="L1">
        <text:list-item>
          <text:p text:style-name="P6"><text:span text:style-name="Strong_20_Emphasis">Organização do Código</text:span></text:p>
          <text:list>
            <text:list-item>
              <text:p text:style-name="P7">O código foi dividido em vários arquivos para melhor modularização e manutenção.</text:p>
            </text:list-item>
          </text:list>
        </text:list-item>
        <text:list-item>
          <text:p text:style-name="P6"><text:soft-page-break/><text:span text:style-name="Strong_20_Emphasis">Configurações Dinâmicas</text:span></text:p>
          <text:list>
            <text:list-item>
              <text:p text:style-name="P7">Um arquivo <text:span text:style-name="Source_20_Text">config.py</text:span> foi adicionado para manter as configurações de forma centralizada e fácil de modificar.</text:p>
            </text:list-item>
          </text:list>
        </text:list-item>
        <text:list-item>
          <text:p text:style-name="P6"><text:span text:style-name="Strong_20_Emphasis">Funções Utilitárias</text:span></text:p>
          <text:list>
            <text:list-item>
              <text:p text:style-name="P7">As funções <text:span text:style-name="Source_20_Text">generate_public</text:span>, <text:span text:style-name="Source_20_Text">generate_wif</text:span> e <text:span text:style-name="Source_20_Text">get_random_bigint</text:span> foram movidas para um arquivo <text:span text:style-name="Source_20_Text">utils.py</text:span> para reutilização e clareza.</text:p>
            </text:list-item>
          </text:list>
        </text:list-item>
        <text:list-item>
          <text:p text:style-name="P6"><text:span text:style-name="Strong_20_Emphasis">Teste Automatizado</text:span></text:p>
          <text:list>
            <text:list-item>
              <text:p text:style-name="P7">Implementar testes automatizados não foi coberto aqui, mas é altamente recomendável usar uma ferramenta como <text:span text:style-name="Source_20_Text">unittest</text:span> ou <text:span text:style-name="Source_20_Text">pytest</text:span> para testar as funções utilitárias e a lógica principal.</text:p>
            </text:list-item>
          </text:list>
        </text:list-item>
        <text:list-item>
          <text:p text:style-name="P6"><text:span text:style-name="Strong_20_Emphasis">Paralelismo</text:span></text:p>
          <text:list>
            <text:list-item>
              <text:p text:style-name="P7">O uso de <text:span text:style-name="Source_20_Text">asyncio.sleep(0)</text:span> foi adicionado para simular a liberação de controle no loop principal, permitindo futuras expansões para paralelismo.</text:p>
            </text:list-item>
          </text:list>
        </text:list-item>
        <text:list-item>
          <text:p text:style-name="P6"><text:span text:style-name="Strong_20_Emphasis">Logging Avançado</text:span></text:p>
          <text:list>
            <text:list-item>
              <text:p text:style-name="P6">Mensagens de log foram melhoradas e centralizadas, podendo ser facilmente estendidas com uma biblioteca de logging mais avançada como <text:span text:style-name="Source_20_Text">logging</text:span>.</text:p>
            </text:list-item>
          </text:list>
        </text:list-item>
      </text:list>
      <text:p text:style-name="Text_20_body">Essas melhorias tornam o código mais modular, fácil de manter e estender, além de preparar o caminho para futuras otimizações e funcionalidades adicionais.</text:p>
      <text:p text:style-name="P8">4o</text:p>
      <text:p text:style-name="P5"><text:span text:style-name="T3"/></text:p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5T13:50:57.293000000</meta:creation-date>
    <dc:date>2024-06-25T14:33:44.055000000</dc:date>
    <meta:editing-duration>PT42M47S</meta:editing-duration>
    <meta:editing-cycles>1</meta:editing-cycles>
    <meta:document-statistic meta:table-count="0" meta:image-count="0" meta:object-count="0" meta:page-count="4" meta:paragraph-count="134" meta:word-count="561" meta:character-count="5359" meta:non-whitespace-character-count="4233"/>
    <meta:generator>LibreOffice/7.5.5.2$Windows_X86_64 LibreOffice_project/ca8fe7424262805f223b9a2334bc7181abbcbf5e</meta:generator>
  </office:meta>
</office:document-meta>
</file>